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style:line-height-at-least="0.198in"/>
      <style:text-properties fo:color="#95231f" style:font-name="Droid Sans Mono" fo:font-size="16pt" fo:font-weight="normal" fo:background-color="transparent" style:font-size-asian="16pt" style:font-size-complex="16pt"/>
    </style:style>
    <style:style style:name="P3" style:family="paragraph" style:parent-style-name="Standard">
      <style:paragraph-properties style:line-height-at-least="0.198in"/>
      <style:text-properties fo:color="#95231f" style:font-name="Droid Sans Mono" fo:font-size="16pt" fo:font-weight="normal" officeooo:rsid="00045a13" officeooo:paragraph-rsid="00045a13" fo:background-color="transparent" style:font-size-asian="16pt" style:font-size-complex="16pt"/>
    </style:style>
    <style:style style:name="P4" style:family="paragraph" style:parent-style-name="Standard">
      <style:text-properties officeooo:rsid="00036d65" officeooo:paragraph-rsid="00036d65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30 <text:s/>mkdir Djangoprojects</text:p>
      <text:p text:style-name="Standard"><text:s text:c="3"/>31 <text:s/>cd ~/Djangoprojects</text:p>
      <text:p text:style-name="Standard"><text:s text:c="3"/>32 <text:s/>ls</text:p>
      <text:p text:style-name="Standard"><text:s text:c="3"/>33 <text:s/>Python3 -m venv venv</text:p>
      <text:p text:style-name="Standard"><text:s text:c="3"/>34 <text:s/>python3 -m venv venv</text:p>
      <text:p text:style-name="Standard"><text:s text:c="3"/>35 <text:s/>ls</text:p>
      <text:p text:style-name="Standard"><text:s text:c="3"/>36 <text:s/>source venv/bin/activate</text:p>
      <text:p text:style-name="Standard"><text:s text:c="3"/>37 <text:s/>pip install django</text:p>
      <text:p text:style-name="Standard"><text:s text:c="3"/>38 <text:s/>django-admin startproject pythonclubproject</text:p>
      <text:p text:style-name="Standard"><text:s text:c="3"/>39 <text:s/>ls</text:p>
      <text:p text:style-name="Standard"><text:s text:c="3"/>40 <text:s/>django-admin startproject techreview2</text:p>
      <text:p text:style-name="Standard"><text:s text:c="3"/>41 <text:s/>ls</text:p>
      <text:p text:style-name="Standard"><text:s text:c="3"/>42 <text:s/>django-admin startproject techapp</text:p>
      <text:p text:style-name="Standard"><text:s text:c="3"/>43 <text:s/>ls</text:p>
      <text:p text:style-name="Standard"><text:s text:c="3"/>44 <text:s/>cd techap</text:p>
      <text:p text:style-name="Standard"><text:s text:c="3"/>45 <text:s/>cd techapp</text:p>
      <text:p text:style-name="Standard"><text:s text:c="3"/>46 <text:s/>ls</text:p>
      <text:p text:style-name="Standard"><text:s text:c="3"/>47 <text:s/>cd ..</text:p>
      <text:p text:style-name="Standard"><text:s text:c="3"/>48 <text:s/>cd techreview2</text:p>
      <text:p text:style-name="Standard"><text:s text:c="3"/>49 <text:s/>ls</text:p>
      <text:p text:style-name="Standard"><text:s text:c="3"/>50 <text:s/>cd ..</text:p>
      <text:p text:style-name="Standard"><text:s text:c="3"/>51 <text:s/>cd pythonclubproject</text:p>
      <text:p text:style-name="Standard"><text:s text:c="3"/>52 <text:s/>ls</text:p>
      <text:p text:style-name="Standard"><text:s text:c="3"/>53 <text:s/>cd ..</text:p>
      <text:p text:style-name="Standard"><text:s text:c="3"/>54 <text:s/>history</text:p>
      <text:p text:style-name="Standard"/>
      <text:p text:style-name="Standard"/>
      <text:p text:style-name="P5"/>
      <text:p text:style-name="Standard"/>
      <text:p text:style-name="P4">inside the visualstudio code app.</text:p>
      <text:p text:style-name="P4"/>
      <text:p text:style-name="P4">After you install first inside of PhpPgAdmin. </text:p>
      <text:p text:style-name="P4"/>
      <text:p text:style-name="P4">Create databases using the postgreSQL link tree link. <text:s/>Go in here create database and name it </text:p>
      <text:p text:style-name="P2"/>
      <text:p text:style-name="P3">techreviewdb and make an other <text:s/>database called pythonclub</text:p>
      <text:p text:style-name="P3"/>
      <text:p text:style-name="P3">now, toggle on a terminal in visualstudio code, and use the file tree in Djangoproject directory and select now techreview2. <text:s/>Select the code in the script now called databases below and change ----&gt;</text:p>
      <text:p text:style-name="P2"/>
      <text:p text:style-name="P2"/>
      <text:p text:style-name="P2"/>
      <text:p text:style-name="P2">DATABASES = {</text:p>
      <text:p text:style-name="P2"><text:soft-page-break/>'default': {</text:p>
      <text:p text:style-name="P2">'ENGINE': 'django.db.backends.postgresql_psycopg2',</text:p>
      <text:p text:style-name="P2">'NAME': 'techreviewdb',</text:p>
      <text:p text:style-name="P2">'USER' : 'postgres',</text:p>
      <text:p text:style-name="P2">'PASSWORD': 'P@ssw0rd1',</text:p>
      <text:p text:style-name="P2">'HOST': 'localhost',</text:p>
      <text:p text:style-name="P2">'POST' : '',</text:p>
      <text:p text:style-name="P2">}</text:p>
      <text:p text:style-name="P2">}</text:p>
      <text:p text:style-name="P1"/>
      <text:p text:style-name="P1"/>
      <text:p text:style-name="Standard"/>
      <text:p text:style-name="Standard"><text:s text:c="3"/>33 <text:s/>python3 manage.py migrate</text:p>
      <text:p text:style-name="Standard"><text:s text:c="3"/>34 <text:s/>pip install psycopg2</text:p>
      <text:p text:style-name="Standard"><text:s text:c="3"/>35 <text:s/>python3 manage.py migra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1:07:15.604524263</meta:creation-date>
    <dc:date>2019-01-07T12:03:22.573357117</dc:date>
    <meta:editing-duration>PT35M2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3" meta:word-count="177" meta:character-count="1197" meta:non-whitespace-character-count="948"/>
  </office:meta>
</office:document-meta>
</file>